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6908"/>
    </style:style>
    <style:style style:name="T1" style:family="text">
      <style:text-properties officeooo:rsid="00026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the first line of the document.</text:span></text:p>
      <text:p text:style-name="P1"><text:span text:style-name="T1">And this is the second one.</text:span></text:p>
      <text:p text:style-name="P1"><text:span text:style-name="T1">Enjoy read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8:56:43.42</meta:creation-date>
    <dc:date>2013-04-04T19:26:53.75</dc:date>
    <meta:editing-duration>PT14M7S</meta:editing-duration>
    <meta:editing-cycles>1</meta:editing-cycles>
    <meta:document-statistic meta:table-count="0" meta:image-count="0" meta:object-count="0" meta:page-count="1" meta:paragraph-count="3" meta:word-count="16" meta:character-count="80" meta:non-whitespace-character-count="67"/>
    <meta:generator>LibreOffice/4.0.0.2$Windows_x86 LibreOffice_project/5991f37846fc3763493029c4958b57282c2597e</meta:generator>
  </office:meta>
</office:document-meta>
</file>